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italic" fo:font-weight="bold" style:font-style-asian="italic" style:font-weight-asian="bold" style:font-style-complex="italic" style:font-weight-complex="bold"/>
    </style:style>
    <style:style style:name="P3" style:family="paragraph" style:parent-style-name="Preformatted_20_Text">
      <style:text-properties fo:font-weight="normal" style:font-weight-asian="normal" style:font-weight-complex="normal"/>
    </style:style>
    <style:style style:name="P4" style:family="paragraph" style:parent-style-name="Preformatted_20_Text">
      <style:text-properties fo:font-style="normal" fo:font-weight="bold" style:font-style-asian="normal" style:font-weight-asian="bold" style:font-style-complex="normal" style:font-weight-complex="bold"/>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list-style-name="L1">
      <style:text-properties fo:font-weight="normal" style:font-weight-asian="normal" style:font-weight-complex="normal"/>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rtal de jogos de passatempo – casos de uso:</text:p>
      <text:p text:style-name="Preformatted_20_Text"/>
      <text:p text:style-name="Preformatted_20_Text"/>
      <text:p text:style-name="P1">- Login [padrão]:</text:p>
      <text:p text:style-name="P3">O usuário deverá informar seu login e senha, se corretos, o controle será transferido para o caso de uso <text:span text:style-name="T2">Seleção de jogo</text:span>. O login utilizado será o email.</text:p>
      <text:p text:style-name="P3"><text:span text:style-name="T2">Observação: </text:span>Esse caso de uso deverá ser o caso de uso padrão do sistema, isto é, deverá ser aberto quando o usuário abrir o sistema.</text:p>
      <text:p text:style-name="Preformatted_20_Text"/>
      <text:p text:style-name="Preformatted_20_Text"/>
      <text:p text:style-name="P1">- Seleção de jogo:</text:p>
      <text:p text:style-name="Preformatted_20_Text">São mostrados todos os tipos de jogos disponíveis, e jogos salvos em outras seções.</text:p>
      <text:p text:style-name="Preformatted_20_Text">O usuário deverá solicitar começar um novo jogo, e escolher o tipo de jogo que deseja (transferir para <text:span text:style-name="T2">Gerar novo jogo</text:span><text:span text:style-name="T5">)</text:span>, selecionar um jogo salvo, baseado no tipo do jogo e na data/hora em que o jogo foi salvo (transferir para <text:span text:style-name="T2">Restaurar jogo salvo</text:span>), ou finalizar a seção (transferir controle para <text:span text:style-name="T2">Finalizar seção</text:span><text:span text:style-name="T5">)</text:span>.</text:p>
      <text:p text:style-name="Preformatted_20_Text">Também deverá ser possível ir para <text:span text:style-name="T2">Solicitar compra de serviço</text:span><text:span text:style-name="T5"> a partir desse ponto.</text:span></text:p>
      <text:p text:style-name="P3"><text:span text:style-name="T2">Cenário alternativo:</text:span> após 5 minutos a seção do usuário será finalizada automaticamente (transferir para <text:span text:style-name="T2">Finalizar seção</text:span>).</text:p>
      <text:p text:style-name="P3"/>
      <text:p text:style-name="P3"/>
      <text:p text:style-name="P1">- Restaurar jogo salvo:</text:p>
      <text:p text:style-name="P3">O jogo será carregado do banco de dados, o controle é transferido para <text:span text:style-name="T2">Tela de jogo</text:span>.</text:p>
      <text:p text:style-name="P1"/>
      <text:p text:style-name="P1"/>
      <text:p text:style-name="P1">- Tela de jogo [palavra cruzada]:</text:p>
      <text:p text:style-name="Preformatted_20_Text">Mostrar a tela do jogo vazia, apenas com as dicas, ao clicar no quadrado da dica, deverá pedir uma string ao usuário, depois mostrar nos quadrados correspondentes os caracteres da palavra digitada.</text:p>
      <text:p text:style-name="Preformatted_20_Text">A tela de jogo deverá ter um botão submit para verificar as respostas, também deverá ter um botão para mostrar a solução.</text:p>
      <text:p text:style-name="Preformatted_20_Text"><text:span text:style-name="T2">Cenário alternativo:</text:span> se o usuário digitar uma palavra com uma quantidade de letras diferente do que for possível para a palavra, mostrar mensagem de erro e não colocar as letras digitadas nas caixas.</text:p>
      <text:p text:style-name="P1">Cenário alternativo: <text:span text:style-name="T5">caso o usuário tente fechar a janela/tela, é solicitada uma confirmação se o jogo deverá ser salvo, descartado ou cancelar a finalização.</text:span></text:p>
      <text:p text:style-name="P1"><text:span text:style-name="T5">Caso seja solicitado salvar o jogo, transferir o controle para </text:span>Salvar jogo<text:span text:style-name="T5">, caso descartar seja escolhido, ir para </text:span>Finalizar seção<text:span text:style-name="T5">.</text:span></text:p>
      <text:p text:style-name="Preformatted_20_Text"><text:span text:style-name="T2">Opcional:</text:span> Se o usuário clicar num quadrado onde pode ir uma letra, abrir um input text na célula para permitir a digitação de uma letra.</text:p>
      <text:p text:style-name="Preformatted_20_Text"/>
      <text:p text:style-name="Preformatted_20_Text"/>
      <text:p text:style-name="P1">- Tela de jogo [silabox]:</text:p>
      <text:p text:style-name="Preformatted_20_Text">Mostrar a tela do jogo vazia, apenas com as dicas, ao clicar no quadrado da dica, deverá pedir uma string ao usuário, depois mostrar nos quadrados correspondentes os caracteres da palavra digitada, as sílabas deverão ser separados por espaços.</text:p>
      <text:p text:style-name="Preformatted_20_Text">A tela de jogo deverá ter um botão submit para verificar as respostas, também deverá ter um botão para mostrar a solução.</text:p>
      <text:p text:style-name="Preformatted_20_Text"><text:span text:style-name="T2">Cenário alternativo:</text:span> se o usuário digitar uma palavra com uma quantidade de sílabas diferente do que for possível para a palavra, mostrar mensagem de erro e não colocar as sílabas digitadas nas caixas.</text:p>
      <text:p text:style-name="P1">Cenário alternativo: <text:span text:style-name="T5">caso o usuário tente fechar a janela/tela, é solicitada uma confirmação se o jogo deverá ser salvo, descartado ou cancelar a finalização.</text:span></text:p>
      <text:p text:style-name="P1"><text:span text:style-name="T5">Caso seja solicitado salvar o jogo, transferir o controle para </text:span>Salvar jogo<text:span text:style-name="T5">, caso descartar seja escolhido, ir para </text:span>Finalizar seção<text:span text:style-name="T5">.</text:span></text:p>
      <text:p text:style-name="Preformatted_20_Text"><text:span text:style-name="T2">Opcional:</text:span> Se o usuário clicar num quadrado onde pode ir uma sílaba, abrir um input text na célula para permitir a digitação de uma sílaba.</text:p>
      <text:p text:style-name="Preformatted_20_Text"/>
      <text:p text:style-name="Preformatted_20_Text"><text:soft-page-break/></text:p>
      <text:p text:style-name="P1">- Tela de jogo [numerox]:</text:p>
      <text:p text:style-name="Preformatted_20_Text">Mostrar a tela do jogo vazia, ao clicar em qualquer quadrado, deverá pedir uma string ao usuário, onde só é permitida a digitação de números, depois mostrar nos quadrados correspondentes os caracteres da número digitado.</text:p>
      <text:p text:style-name="Preformatted_20_Text">A tela de jogo deverá ter um botão submit para verificar as respostas, também deverá ter um botão para mostrar a solução.</text:p>
      <text:p text:style-name="Preformatted_20_Text"><text:span text:style-name="T2">Cenário alternativo:</text:span> se o usuário digitar um número com uma quantidade de algarismos diferente do que for possível, mostrar mensagem de erro e não colocar os números digitados nas caixas.</text:p>
      <text:p text:style-name="Preformatted_20_Text"><text:span text:style-name="T2">Cenário alternativo:</text:span> se o usuário clicar em um quadrado onde dois números se cruzam, deverá ser verificado se o tamanho do número digitado pode se encaixar em algum dos dois números. Se os dois números tiverem a mesma quantidade de algarismos, não deverá ser permitido usar esse quadrado para entrada de números.</text:p>
      <text:p text:style-name="P4">Cenário alternativo: <text:span text:style-name="T5">caso o usuário tente fechar a janela/tela, é solicitada uma confirmação se o jogo deverá ser salvo, descartado ou cancelar a finalização.</text:span></text:p>
      <text:p text:style-name="P4"><text:span text:style-name="T5">Caso seja solicitado salvar o jogo, transferir o controle para </text:span>Salvar jogo<text:span text:style-name="T5">, caso descartar seja escolhido, ir para </text:span>Finalizar seção<text:span text:style-name="T5">.</text:span></text:p>
      <text:p text:style-name="P3"/>
      <text:p text:style-name="P3"/>
      <text:p text:style-name="P1">- Novo usuário:</text:p>
      <text:p text:style-name="Preformatted_20_Text">Deverá solicitar nome, email, sexo, e senha. Após os dados serem salvos, o controle deve ser transferido para <text:span text:style-name="T2">Login</text:span><text:span text:style-name="T5">.</text:span></text:p>
      <text:p text:style-name="P1">Opcional: ativação de conta: <text:span text:style-name="T5">após os dados serem salvos, um email de confirmação é enviado para o usuário que deverá clicar no link de confirmação para ativar seu registro no site. A tela de ativação de conta deverá ter um botão de confirmação que transfere o controle para </text:span>Login<text:span text:style-name="T5">.</text:span></text:p>
      <text:p text:style-name="P1"/>
      <text:p text:style-name="P1"/>
      <text:p text:style-name="P1">- Solicitar compra de serviço [opcional]:</text:p>
      <text:p text:style-name="Preformatted_20_Text">São mostradas todas as opções de jogos disponíveis para o usuário, que deverá selecionar quais deseja. <text:span text:style-name="T5">É enviado um email de ativação com um link para cada jogo selecionado.</text:span></text:p>
      <text:p text:style-name="Preformatted_20_Text"/>
      <text:p text:style-name="Preformatted_20_Text"/>
      <text:p text:style-name="P1">- Reiniciar senha [opcional]:</text:p>
      <text:p text:style-name="Preformatted_20_Text">O usuário informa seu email registrado, a senha é então resetada e enviada para o email do usuário.</text:p>
      <text:p text:style-name="Preformatted_20_Text"><text:span text:style-name="T2">Cenário alternativo:</text:span> se o email não existir, informar o usuário do fato.</text:p>
      <text:p text:style-name="Preformatted_20_Text"/>
      <text:p text:style-name="P1"/>
      <text:p text:style-name="P1">- Gerar novo jogo:</text:p>
      <text:p text:style-name="Preformatted_20_Text">Deverá ser solicitado um nível de dificuldade para o jogo. Após isso o controle é transferido para <text:span text:style-name="T2">Tela de jogo.</text:span></text:p>
      <text:p text:style-name="Preformatted_20_Text"><text:span text:style-name="T2">Opcional:</text:span> Adicionar seleção de tema.</text:p>
      <text:p text:style-name="Preformatted_20_Text"/>
      <text:p text:style-name="Preformatted_20_Text"/>
      <text:p text:style-name="P1">- Salvar jogo:</text:p>
      <text:p text:style-name="Preformatted_20_Text">O jogo será salvo em meio persistente para ser concluído em seção posterior. O Controle é então transferido para <text:span text:style-name="T2">Seleção de jogo</text:span><text:span text:style-name="T5">.</text:span></text:p>
      <text:p text:style-name="Preformatted_20_Text"/>
      <text:p text:style-name="Preformatted_20_Text"/>
      <text:p text:style-name="P1">- Finalizar seção:</text:p>
      <text:p text:style-name="P3">A seção do usuário é finalizada, para acessar qualquer função do sistema, será necessário autenticar novamente.</text:p>
      <text:p text:style-name="P3"/>
      <text:p text:style-name="P3"/>
      <text:p text:style-name="P1">- Autenticar como administrador:</text:p>
      <text:p text:style-name="P1"><text:span text:style-name="T5">É solicitado login e senha do usuário, caso corretos, o controle é transferido para </text:span>Painel de administração<text:span text:style-name="T5">.</text:span></text:p>
      <text:p text:style-name="P3"/>
      <text:p text:style-name="P3"/>
      <text:p text:style-name="P1"><text:soft-page-break/>- Painel de administração:</text:p>
      <text:p text:style-name="P1"><text:span text:style-name="T5">São mostrados links para os casos de uso </text:span>Cadastro de palavras<text:span text:style-name="T5"> e </text:span>Importar banco de palavras<text:span text:style-name="T5">.</text:span></text:p>
      <text:p text:style-name="P3"/>
      <text:p text:style-name="P3"/>
      <text:p text:style-name="P1">- Cadastro de palavras:</text:p>
      <text:p text:style-name="Preformatted_20_Text">Solicitar para o usuário uma palavra, dica e nível de dificuldade.</text:p>
      <text:p text:style-name="Preformatted_20_Text"><text:span text:style-name="T2">Opcional:</text:span> implementar tema.</text:p>
      <text:p text:style-name="Preformatted_20_Text"/>
      <text:p text:style-name="Preformatted_20_Text"/>
      <text:p text:style-name="P1">- Importar banco de palavras [opcional]:</text:p>
      <text:p text:style-name="P3">Solicitar um banco palavras em formato csv (formato à definir), deverá ter as seguintes informações: palavra, dica, nível.</text:p>
      <text:p text:style-name="P1">Opcional: <text:span text:style-name="T5">A palavra deverá ter um tema.</text:span></text:p>
      <text:p text:style-name="Preformatted_20_Text"/>
      <text:p text:style-name="P3"/>
      <text:p text:style-name="P1">- Tutorial [opcional]:</text:p>
      <text:p text:style-name="P3">Mostrar um link para cada um dos jogos possíveis e um link para abrir o tutorial da navegação no sistema. Após o uso, deverá ter uma opção para ir para <text:span text:style-name="T2">Seleção de jogo.</text:span></text:p>
      <text:p text:style-name="P3"/>
      <text:p text:style-name="P3"/>
      <text:p text:style-name="P1">Observações:</text:p>
      <text:list xml:id="list30583226" text:style-name="L1">
        <text:list-item>
          <text:p text:style-name="P8"><text:span text:style-name="T5">Para acessar qualquer caso de uso (exceto </text:span><text:span text:style-name="T2">Login</text:span><text:span text:style-name="T5">, </text:span><text:span text:style-name="T2">Novo usuário</text:span><text:span text:style-name="T5">, </text:span><text:span text:style-name="T2">Reiniciar senha, Autenticar como administrador</text:span><text:span text:style-name="T5">), antes será verificado se o usuário encontra-se autenticado na seção.</text:span></text:p>
        </text:list-item>
        <text:list-item>
          <text:p text:style-name="P6">O caso de uso <text:span text:style-name="T2">Tutorial</text:span> deverá estar acessível a partir de qualquer local do sistema.</text:p>
        </text:list-item>
      </text:list>
      <text:p text:style-name="P3"/>
      <text:p text:style-name="P3"/>
      <text:p text:style-name="P1">Glossário:</text:p>
      <text:p text:style-name="P1">Tipo de jogo<text:span text:style-name="T5">: algum dos jogos disponíveis no portal (palavra cruzada, silabox, numer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01T10:52:22.16</dc:date>
    <meta:generator>BrOffice.org/3.1$Win32 OpenOffice.org_project/310m19$Build-9420</meta:generator>
    <meta:editing-duration>PT01H57M21S</meta:editing-duration>
    <meta:editing-cycles>14</meta:editing-cycles>
    <meta:document-statistic meta:table-count="0" meta:image-count="0" meta:object-count="0" meta:page-count="3" meta:paragraph-count="64" meta:word-count="1100" meta:character-count="6623"/>
    <meta:user-defined meta:name="Informações 1"/>
    <meta:user-defined meta:name="Informações 2"/>
    <meta:user-defined meta:name="Informações 3"/>
    <meta:user-defined meta:name="Informações 4"/>
  </office:meta>
</office:document-meta>
</file>